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3f7f7f"/>
    </style:style>
    <style:style style:name="T2" style:family="text">
      <style:text-properties fo:color="#3f7f7f" fo:font-style="italic" style:font-style-asian="italic" style:font-style-complex="italic"/>
    </style:style>
    <style:style style:name="T3" style:family="text">
      <style:text-properties fo:color="#3f7f7f" fo:font-style="italic" style:font-name-asian="Courier New" style:font-style-asian="italic" style:font-name-complex="Courier New" style:font-style-complex="italic"/>
    </style:style>
    <style:style style:name="T4" style:family="text">
      <style:text-properties fo:color="#3f7f7f" fo:font-weight="bold" style:font-weight-asian="bold" style:font-weight-complex="bold"/>
    </style:style>
    <style:style style:name="T5" style:family="text">
      <style:text-properties fo:color="#3f7f7f" fo:font-weight="bold" style:font-name-asian="Courier New" style:font-weight-asian="bold" style:font-name-complex="Courier New" style:font-weight-complex="bold"/>
    </style:style>
    <style:style style:name="T6" style:family="text">
      <style:text-properties fo:color="#3f7f7f" style:font-name-asian="Courier New" style:font-name-complex="Courier New"/>
    </style:style>
    <style:style style:name="T7" style:family="text">
      <style:text-properties fo:color="#000000"/>
    </style:style>
    <style:style style:name="T8" style:family="text">
      <style:text-properties fo:color="#000000" style:font-name-asian="Courier New" style:font-name-complex="Courier New"/>
    </style:style>
    <style:style style:name="T9" style:family="text">
      <style:text-properties fo:color="#7f007f"/>
    </style:style>
    <style:style style:name="T10" style:family="text">
      <style:text-properties fo:color="#7f007f" style:font-name-asian="Courier New" style:font-name-complex="Courier New"/>
    </style:style>
    <style:style style:name="T11" style:family="text">
      <style:text-properties fo:color="#2a00e1" fo:font-style="italic" style:font-style-asian="italic" style:font-style-complex="italic"/>
    </style:style>
    <style:style style:name="T12" style:family="text">
      <style:text-properties fo:color="#2a00e1" fo:font-style="italic" style:font-name-asian="Courier New" style:font-style-asian="italic" style:font-name-complex="Courier New" style:font-style-complex="italic"/>
    </style:style>
    <style:style style:name="T13" style:family="text">
      <style:text-properties style:font-name-asian="Courier New" style:font-name-complex="Courier New"/>
    </style:style>
    <style:style style:name="T14" style:family="text">
      <style:text-properties fo:color="#7f0055" fo:font-weight="bold" style:font-weight-asian="bold" style:font-weight-complex="bold"/>
    </style:style>
    <style:style style:name="T15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16" style:family="text">
      <style:text-properties fo:color="#0000c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896612"/>
    </style:style>
    <style:style style:name="T19" style:family="text">
      <style:text-properties fo:color="#896612" style:font-name-asian="Courier New" style:font-name-complex="Courier New"/>
    </style:style>
    <style:style style:name="T20" style:family="text">
      <style:text-properties fo:color="#008080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fo:color="#808080"/>
    </style:style>
    <style:style style:name="T23" style:family="text">
      <style:text-properties fo:color="#008282"/>
    </style:style>
    <style:style style:name="T24" style:family="text">
      <style:text-properties fo:color="#ff0000"/>
    </style:style>
    <style:style style:name="T25" style:family="text">
      <style:text-properties fo:color="#3f55bf"/>
    </style:style>
    <style:style style:name="T26" style:family="text">
      <style:text-properties fo:color="#ff950e"/>
    </style:style>
    <style:style style:name="T27" style:family="text">
      <style:text-properties fo:color="#00ae00"/>
    </style:style>
    <style:style style:name="T28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świetlenie artykułów bloga na stronie Home</text:p>
      <text:p text:style-name="P1"/>
      <text:p text:style-name="P1">1. Aktualizacja pliku i dodanie styli do blog.css</text:p>
      <text:p text:style-name="P1"/>
      <text:p text:style-name="P1"><text:tab/>symblog\web\bundles\bloggerblog\css\blog.css</text:p>
      <text:p text:style-name="P1"/>
      <text:p text:style-name="P3"><text:span text:style-name="T2">.date</text:span> <text:span text:style-name="T7">{</text:span> <text:span text:style-name="T9">margin-bottom</text:span><text:span text:style-name="T7">:</text:span> <text:span text:style-name="T11">20px</text:span><text:span text:style-name="T7">; </text:span><text:span text:style-name="T9">border-bottom</text:span><text:span text:style-name="T7">:</text:span> <text:span text:style-name="T11">1px</text:span> <text:span text:style-name="T11">solid</text:span> <text:span text:style-name="T11">#ccc</text:span><text:span text:style-name="T7">; </text:span><text:span text:style-name="T9">font-size</text:span><text:span text:style-name="T7">:</text:span> <text:span text:style-name="T11">24px</text:span><text:span text:style-name="T7">; </text:span><text:span text:style-name="T9">color</text:span><text:span text:style-name="T7">:</text:span> <text:span text:style-name="T11">#666</text:span><text:span text:style-name="T7">; </text:span><text:span text:style-name="T9">line-height</text:span><text:span text:style-name="T7">:</text:span> <text:span text:style-name="T11">30px</text:span><text:span text:style-name="T7"> }</text:span></text:p>
      <text:p text:style-name="P6"><text:span text:style-name="T2">.blog</text:span> <text:span text:style-name="T7">{</text:span> <text:span text:style-name="T9">margin-bottom</text:span><text:span text:style-name="T7">:</text:span> <text:span text:style-name="T11">20px</text:span><text:span text:style-name="T7">; }</text:span></text:p>
      <text:p text:style-name="P6"><text:span text:style-name="T2">.blog</text:span><text:span text:style-name="T1"> </text:span><text:span text:style-name="T4">img</text:span> <text:span text:style-name="T7">{</text:span> <text:span text:style-name="T9">width</text:span><text:span text:style-name="T7">:</text:span> <text:span text:style-name="T11">190px</text:span><text:span text:style-name="T7">; </text:span><text:span text:style-name="T9">float</text:span><text:span text:style-name="T7">:</text:span> <text:span text:style-name="T11">left</text:span><text:span text:style-name="T7">; </text:span><text:span text:style-name="T9">padding</text:span><text:span text:style-name="T7">:</text:span> <text:span text:style-name="T11">5px</text:span><text:span text:style-name="T7">; </text:span><text:span text:style-name="T9">border</text:span><text:span text:style-name="T7">:</text:span> <text:span text:style-name="T11">1px</text:span> <text:span text:style-name="T11">solid</text:span> <text:span text:style-name="T11">#ccc</text:span><text:span text:style-name="T7">; </text:span><text:span text:style-name="T9">margin</text:span><text:span text:style-name="T7">:</text:span> <text:span text:style-name="T11">0</text:span> <text:span text:style-name="T11">10px</text:span> <text:span text:style-name="T11">10px</text:span> <text:span text:style-name="T11">0</text:span><text:span text:style-name="T7">; }</text:span></text:p>
      <text:p text:style-name="P6"><text:span text:style-name="T2">.blog</text:span><text:span text:style-name="T1"> </text:span><text:span text:style-name="T2">.meta</text:span> <text:span text:style-name="T7">{</text:span> <text:span text:style-name="T9">clear</text:span><text:span text:style-name="T7">:</text:span> <text:span text:style-name="T11">left</text:span><text:span text:style-name="T7">; </text:span><text:span text:style-name="T9">margin-bottom</text:span><text:span text:style-name="T7">:</text:span> <text:span text:style-name="T11">20px</text:span><text:span text:style-name="T7">; }</text:span></text:p>
      <text:p text:style-name="P6"><text:span text:style-name="T2">.blog</text:span><text:span text:style-name="T1"> </text:span><text:span text:style-name="T2">.snippet</text:span><text:span text:style-name="T1"> </text:span><text:span text:style-name="T4">p</text:span><text:span text:style-name="T2">.continue</text:span> <text:span text:style-name="T7">{</text:span> <text:span text:style-name="T9">margin-bottom</text:span><text:span text:style-name="T7">:</text:span> <text:span text:style-name="T11">0</text:span><text:span text:style-name="T7">; </text:span><text:span text:style-name="T9">text-align</text:span><text:span text:style-name="T7">:</text:span> <text:span text:style-name="T11">right</text:span><text:span text:style-name="T7">; }</text:span></text:p>
      <text:p text:style-name="P6"><text:span text:style-name="T2">.blog</text:span><text:span text:style-name="T1"> </text:span><text:span text:style-name="T2">.meta</text:span> <text:span text:style-name="T7">{</text:span> <text:span text:style-name="T9">font-style</text:span><text:span text:style-name="T7">:</text:span> <text:span text:style-name="T11">italic</text:span><text:span text:style-name="T7">; </text:span><text:span text:style-name="T9">font-size</text:span><text:span text:style-name="T7">:</text:span> <text:span text:style-name="T11">12px</text:span><text:span text:style-name="T7">; </text:span><text:span text:style-name="T9">color</text:span><text:span text:style-name="T7">:</text:span> <text:span text:style-name="T11">#666</text:span><text:span text:style-name="T7">; }</text:span></text:p>
      <text:p text:style-name="P6"><text:span text:style-name="T2">.blog</text:span><text:span text:style-name="T1"> </text:span><text:span text:style-name="T2">.meta</text:span><text:span text:style-name="T1"> </text:span><text:span text:style-name="T4">p</text:span> <text:span text:style-name="T7">{</text:span> <text:span text:style-name="T9">margin-bottom</text:span><text:span text:style-name="T7">:</text:span> <text:span text:style-name="T11">5px</text:span><text:span text:style-name="T7">; </text:span><text:span text:style-name="T9">line-height</text:span><text:span text:style-name="T7">:</text:span> <text:span text:style-name="T11">1.2em</text:span><text:span text:style-name="T7">; }</text:span></text:p>
      <text:p text:style-name="P7"><text:span text:style-name="T3">.blog</text:span><text:span text:style-name="T6"> </text:span><text:span text:style-name="T5">img</text:span><text:span text:style-name="T3">.large</text:span><text:span text:style-name="T13"> </text:span><text:span text:style-name="T8">{</text:span><text:span text:style-name="T13"> </text:span><text:span text:style-name="T10">width</text:span><text:span text:style-name="T8">:</text:span><text:span text:style-name="T13"> </text:span><text:span text:style-name="T12">300px</text:span><text:span text:style-name="T8">; </text:span><text:span text:style-name="T10">min-height</text:span><text:span text:style-name="T8">:</text:span><text:span text:style-name="T13"> </text:span><text:span text:style-name="T12">165px</text:span><text:span text:style-name="T8">; }</text:span></text:p>
      <text:p text:style-name="P1"/>
      <text:p text:style-name="P1"/>
      <text:p text:style-name="P1"/>
      <text:p text:style-name="P1">2. Aktualizacja kontrolera PageController.php:</text:p>
      <text:p text:style-name="P1"/>
      <text:p text:style-name="P1"><text:tab/>symblog\src\Blogger\BlogBundle\Controller\PageController.php</text:p>
      <text:p text:style-name="P1"/>
      <text:p text:style-name="P4">&lt;?php</text:p>
      <text:p text:style-name="P9">// src/Blogger/BlogBundle/Controller/PageController.php</text:p>
      <text:p text:style-name="P6"/>
      <text:p text:style-name="P10">namespace Blogger\BlogBundle\Controller;</text:p>
      <text:p text:style-name="P6"/>
      <text:p text:style-name="P6"><text:span text:style-name="T14">use </text:span><text:span text:style-name="T7">Symfony\Bundle\FrameworkBundle\Controller\Controller;</text:span></text:p>
      <text:p text:style-name="P6"/>
      <text:p text:style-name="P9">// Import new namespaces</text:p>
      <text:p text:style-name="P6"><text:span text:style-name="T14">use </text:span><text:span text:style-name="T7">Blogger\BlogBundle\Entity\Enquiry;</text:span></text:p>
      <text:p text:style-name="P6"><text:span text:style-name="T14">use </text:span><text:span text:style-name="T7">Blogger\BlogBundle\Form\EnquiryType;</text:span></text:p>
      <text:p text:style-name="P6"/>
      <text:p text:style-name="P6"><text:span text:style-name="T14">class </text:span><text:span text:style-name="T7">PageController </text:span><text:span text:style-name="T14">extends </text:span><text:span text:style-name="T7">Controller</text:span></text:p>
      <text:p text:style-name="P10">{</text:p>
      <text:p text:style-name="P12"><text:s text:c="4"/><text:span text:style-name="T17">public function </text:span>indexAction()</text:p>
      <text:p text:style-name="P12"><text:s text:c="4"/>{</text:p>
      <text:p text:style-name="P12"><text:s text:c="4"/><text:tab/></text:p>
      <text:p text:style-name="P12"><text:s text:c="8"/>$em = $this-&gt;getDoctrine()</text:p>
      <text:p text:style-name="P12"><text:s text:c="12"/>-&gt;getEntityManager();</text:p>
      <text:p text:style-name="P12"/>
      <text:p text:style-name="P12"><text:s text:c="8"/>$blogs = $em-&gt;createQueryBuilder()</text:p>
      <text:p text:style-name="P12"><text:s text:c="12"/>-&gt;select('b')</text:p>
      <text:p text:style-name="P12"><text:s text:c="12"/>-&gt;from('BloggerBlogBundle:Blog', <text:s/>'b')</text:p>
      <text:p text:style-name="P12"><text:s text:c="12"/>-&gt;addOrderBy('b.created', 'DESC')</text:p>
      <text:p text:style-name="P12"><text:s text:c="12"/>-&gt;getQuery()</text:p>
      <text:p text:style-name="P12"><text:s text:c="12"/>-&gt;getResult();</text:p>
      <text:p text:style-name="P12"/>
      <text:p text:style-name="P12"><text:s text:c="8"/><text:span text:style-name="T17">return </text:span>$this-&gt;render('BloggerBlogBundle:Page:index.html.twig', <text:span text:style-name="T17">array</text:span>(</text:p>
      <text:p text:style-name="P12"><text:s text:c="12"/>'blogs' =&gt; $blogs</text:p>
      <text:p text:style-name="P12"><text:s text:c="8"/>));</text:p>
      <text:p text:style-name="P12"><text:s text:c="4"/><text:tab/></text:p>
      <text:p text:style-name="P12"><text:s text:c="8"/>//return $this-&gt;render('BloggerBlogBundle:Page:index.html.twig');</text:p>
      <text:p text:style-name="P12"><text:s text:c="4"/>}</text:p>
      <text:p text:style-name="P1"/>
      <text:p text:style-name="P1">...</text:p>
      <text:p text:style-name="P1"/>
      <text:p text:style-name="P1">}</text:p>
      <text:p text:style-name="P1"/>
      <text:p text:style-name="P1"/>
      <text:p text:style-name="P1"/>
      <text:p text:style-name="P1"/>
      <text:p text:style-name="P1"><text:soft-page-break/>3. Modyfikacja template strony startowej:</text:p>
      <text:p text:style-name="P1"/>
      <text:p text:style-name="P5">{# src/Blogger/BlogBundle/Resources/views/Page/index.html.twig #}</text:p>
      <text:p text:style-name="P6"><text:span text:style-name="T18">{%</text:span><text:span text:style-name="T14"> extends </text:span><text:span text:style-name="T16">'BloggerBlogBundle::layout.html.twig'</text:span><text:span text:style-name="T14"> </text:span><text:span text:style-name="T18">%}</text:span></text:p>
      <text:p text:style-name="P6"/>
      <text:p text:style-name="P6"><text:span text:style-name="T18">{%</text:span><text:span text:style-name="T14"> block </text:span><text:span text:style-name="T7">body</text:span><text:span text:style-name="T14"> </text:span><text:span text:style-name="T18">%}</text:span></text:p>
      <text:p text:style-name="P6"><text:span text:style-name="T7"><text:s text:c="4"/></text:span><text:span text:style-name="T18">{%</text:span><text:span text:style-name="T14"> for </text:span><text:span text:style-name="T7">blog</text:span><text:span text:style-name="T14"> in </text:span><text:span text:style-name="T7">blogs</text:span><text:span text:style-name="T14"> </text:span><text:span text:style-name="T18">%}</text:span></text:p>
      <text:p text:style-name="P6"><text:span text:style-name="T7"><text:s text:c="8"/></text:span><text:span text:style-name="T20">&lt;</text:span><text:span text:style-name="T1">article</text:span> <text:span text:style-name="T9">class</text:span><text:span text:style-name="T7">=</text:span><text:span text:style-name="T21">"blog"</text:span><text:span text:style-name="T20">&gt;</text:span></text:p>
      <text:p text:style-name="P6"><text:span text:style-name="T7"><text:s text:c="12"/></text:span><text:span text:style-name="T20">&lt;</text:span><text:span text:style-name="T1">div</text:span> <text:span text:style-name="T9">class</text:span><text:span text:style-name="T7">=</text:span><text:span text:style-name="T21">"date"</text:span><text:span text:style-name="T20">&gt;&lt;</text:span><text:span text:style-name="T1">time</text:span> <text:span text:style-name="T9">datetime</text:span><text:span text:style-name="T7">=</text:span>"<text:span text:style-name="T18">{{</text:span><text:span text:style-name="T14"> </text:span><text:span text:style-name="T7">blog</text:span><text:span text:style-name="T22">.</text:span><text:span text:style-name="T7">created</text:span><text:span text:style-name="T22">|</text:span><text:span text:style-name="T7">date</text:span><text:span text:style-name="T22">(</text:span><text:span text:style-name="T16">'c'</text:span><text:span text:style-name="T22">)</text:span><text:span text:style-name="T14"> </text:span><text:span text:style-name="T18">}}</text:span>"<text:span text:style-name="T20">&gt;</text:span><text:span text:style-name="T18">{{</text:span><text:span text:style-name="T14"> </text:span><text:span text:style-name="T7">blog</text:span><text:span text:style-name="T22">.</text:span><text:span text:style-name="T7">created</text:span><text:span text:style-name="T22">|</text:span><text:span text:style-name="T7">date</text:span><text:span text:style-name="T22">(</text:span><text:span text:style-name="T16">'l, F j, Y'</text:span><text:span text:style-name="T22">)</text:span><text:span text:style-name="T14"> </text:span><text:span text:style-name="T18">}}</text:span><text:span text:style-name="T20">&lt;/</text:span><text:span text:style-name="T1">time</text:span><text:span text:style-name="T20">&gt;&lt;/</text:span><text:span text:style-name="T1">div</text:span><text:span text:style-name="T20">&gt;</text:span></text:p>
      <text:p text:style-name="P6"><text:span text:style-name="T7"><text:s text:c="12"/></text:span><text:span text:style-name="T20">&lt;</text:span><text:span text:style-name="T1">header</text:span><text:span text:style-name="T20">&gt;</text:span></text:p>
      <text:p text:style-name="P6"><text:span text:style-name="T7"><text:s text:c="16"/></text:span><text:span text:style-name="T20">&lt;</text:span><text:span text:style-name="T1">h2</text:span><text:span text:style-name="T20">&gt;&lt;</text:span><text:span text:style-name="T1">a</text:span> <text:span text:style-name="T9">href</text:span><text:span text:style-name="T7">=</text:span>"<text:span text:style-name="T18">{{</text:span><text:span text:style-name="T14"> </text:span><text:span text:style-name="T7">path</text:span><text:span text:style-name="T22">(</text:span><text:span text:style-name="T16">'blogger_blog_show'</text:span><text:span text:style-name="T22">,</text:span><text:span text:style-name="T14"> </text:span><text:span text:style-name="T23">{</text:span><text:span text:style-name="T14"> </text:span><text:span text:style-name="T16">'id'</text:span><text:span text:style-name="T22">:</text:span><text:span text:style-name="T14"> </text:span><text:span text:style-name="T7">blog</text:span><text:span text:style-name="T22">.</text:span><text:span text:style-name="T7">id</text:span><text:span text:style-name="T14"> </text:span><text:span text:style-name="T23">}</text:span><text:span text:style-name="T22">)</text:span><text:span text:style-name="T14"> </text:span><text:span text:style-name="T18">}}</text:span>"<text:span text:style-name="T20">&gt;</text:span><text:span text:style-name="T18">{{</text:span><text:span text:style-name="T14"> </text:span><text:span text:style-name="T7">blog</text:span><text:span text:style-name="T22">.</text:span><text:span text:style-name="T7">title</text:span><text:span text:style-name="T14"> </text:span><text:span text:style-name="T18">}}</text:span><text:span text:style-name="T20">&lt;/</text:span><text:span text:style-name="T1">a</text:span><text:span text:style-name="T20">&gt;&lt;/</text:span><text:span text:style-name="T1">h2</text:span><text:span text:style-name="T20">&gt;</text:span></text:p>
      <text:p text:style-name="P6"><text:span text:style-name="T7"><text:s text:c="12"/></text:span><text:span text:style-name="T20">&lt;/</text:span><text:span text:style-name="T1">header</text:span><text:span text:style-name="T20">&gt;</text:span></text:p>
      <text:p text:style-name="P6"/>
      <text:p text:style-name="P6"><text:span text:style-name="T7"><text:s text:c="12"/></text:span><text:span text:style-name="T20">&lt;</text:span><text:span text:style-name="T1">img</text:span> <text:span text:style-name="T9">src</text:span><text:span text:style-name="T7">=</text:span>"<text:span text:style-name="T18">{{</text:span><text:span text:style-name="T14"> </text:span><text:span text:style-name="T7">asset</text:span><text:span text:style-name="T22">([</text:span><text:span text:style-name="T16">'bundles/bloggerblog/images/'</text:span><text:span text:style-name="T22">,</text:span><text:span text:style-name="T14"> </text:span><text:span text:style-name="T7">blog</text:span><text:span text:style-name="T22">.</text:span><text:span text:style-name="T7">image</text:span><text:span text:style-name="T22">]|</text:span><text:span text:style-name="T7">join</text:span><text:span text:style-name="T22">)</text:span><text:span text:style-name="T14"> </text:span><text:span text:style-name="T18">}}</text:span>" <text:span text:style-name="T20">/&gt;</text:span></text:p>
      <text:p text:style-name="P6"><text:span text:style-name="T7"><text:s text:c="12"/></text:span><text:span text:style-name="T20">&lt;</text:span><text:span text:style-name="T1">div</text:span> <text:span text:style-name="T9">class</text:span><text:span text:style-name="T7">=</text:span><text:span text:style-name="T21">"snippet"</text:span><text:span text:style-name="T20">&gt;</text:span></text:p>
      <text:p text:style-name="P6"><text:span text:style-name="T7"><text:s text:c="16"/></text:span><text:span text:style-name="T20">&lt;</text:span><text:span text:style-name="T1">p</text:span><text:span text:style-name="T20">&gt;</text:span><text:span text:style-name="T18">{{</text:span><text:span text:style-name="T14"> </text:span><text:span text:style-name="T7">blog</text:span><text:span text:style-name="T22">.</text:span><text:span text:style-name="T7">blog</text:span><text:span text:style-name="T22">(</text:span><text:span text:style-name="T24">500</text:span><text:span text:style-name="T22">)</text:span><text:span text:style-name="T14"> </text:span><text:span text:style-name="T18">}}</text:span><text:span text:style-name="T20">&lt;/</text:span><text:span text:style-name="T1">p</text:span><text:span text:style-name="T20">&gt;</text:span></text:p>
      <text:p text:style-name="P6"><text:span text:style-name="T7"><text:s text:c="16"/></text:span><text:span text:style-name="T20">&lt;</text:span><text:span text:style-name="T1">p</text:span> <text:span text:style-name="T9">class</text:span><text:span text:style-name="T7">=</text:span><text:span text:style-name="T21">"continue"</text:span><text:span text:style-name="T20">&gt;&lt;</text:span><text:span text:style-name="T1">a</text:span> <text:span text:style-name="T9">href</text:span><text:span text:style-name="T7">=</text:span>"<text:span text:style-name="T18">{{</text:span><text:span text:style-name="T14"> </text:span><text:span text:style-name="T7">path</text:span><text:span text:style-name="T22">(</text:span><text:span text:style-name="T16">'blogger_blog_show'</text:span><text:span text:style-name="T22">,</text:span><text:span text:style-name="T14"> </text:span><text:span text:style-name="T23">{</text:span><text:span text:style-name="T14"> </text:span><text:span text:style-name="T16">'id'</text:span><text:span text:style-name="T22">:</text:span><text:span text:style-name="T14"> </text:span><text:span text:style-name="T7">blog</text:span><text:span text:style-name="T22">.</text:span><text:span text:style-name="T7">id</text:span><text:span text:style-name="T14"> </text:span><text:span text:style-name="T23">}</text:span><text:span text:style-name="T22">)</text:span><text:span text:style-name="T14"> </text:span><text:span text:style-name="T18">}}</text:span>"<text:span text:style-name="T20">&gt;</text:span><text:span text:style-name="T7">Continue reading...</text:span><text:span text:style-name="T20">&lt;/</text:span><text:span text:style-name="T1">a</text:span><text:span text:style-name="T20">&gt;&lt;/</text:span><text:span text:style-name="T1">p</text:span><text:span text:style-name="T20">&gt;</text:span></text:p>
      <text:p text:style-name="P6"><text:span text:style-name="T7"><text:s text:c="12"/></text:span><text:span text:style-name="T20">&lt;/</text:span><text:span text:style-name="T1">div</text:span><text:span text:style-name="T20">&gt;</text:span></text:p>
      <text:p text:style-name="P6"/>
      <text:p text:style-name="P6"><text:span text:style-name="T7"><text:s text:c="12"/></text:span><text:span text:style-name="T20">&lt;</text:span><text:span text:style-name="T1">footer</text:span> <text:span text:style-name="T9">class</text:span><text:span text:style-name="T7">=</text:span><text:span text:style-name="T21">"meta"</text:span><text:span text:style-name="T20">&gt;</text:span></text:p>
      <text:p text:style-name="P6"><text:span text:style-name="T7"><text:s text:c="16"/></text:span><text:span text:style-name="T20">&lt;</text:span><text:span text:style-name="T1">p</text:span><text:span text:style-name="T20">&gt;</text:span><text:span text:style-name="T7">Comments: -</text:span><text:span text:style-name="T20">&lt;/</text:span><text:span text:style-name="T1">p</text:span><text:span text:style-name="T20">&gt;</text:span></text:p>
      <text:p text:style-name="P6"><text:span text:style-name="T7"><text:s text:c="16"/></text:span><text:span text:style-name="T20">&lt;</text:span><text:span text:style-name="T1">p</text:span><text:span text:style-name="T20">&gt;</text:span><text:span text:style-name="T7">Posted by </text:span><text:span text:style-name="T20">&lt;</text:span><text:span text:style-name="T1">span</text:span> <text:span text:style-name="T9">class</text:span><text:span text:style-name="T7">=</text:span><text:span text:style-name="T21">"highlight"</text:span><text:span text:style-name="T20">&gt;</text:span><text:span text:style-name="T18">{{</text:span><text:span text:style-name="T7">blog</text:span><text:span text:style-name="T22">.</text:span><text:span text:style-name="T7">author</text:span><text:span text:style-name="T18">}}</text:span><text:span text:style-name="T20">&lt;/</text:span><text:span text:style-name="T1">span</text:span><text:span text:style-name="T20">&gt;</text:span><text:span text:style-name="T7"> at </text:span><text:span text:style-name="T18">{{</text:span><text:span text:style-name="T14"> </text:span><text:span text:style-name="T7">blog</text:span><text:span text:style-name="T22">.</text:span><text:span text:style-name="T7">created</text:span><text:span text:style-name="T22">|</text:span><text:span text:style-name="T7">date</text:span><text:span text:style-name="T22">(</text:span><text:span text:style-name="T16">'h:iA'</text:span><text:span text:style-name="T22">)</text:span><text:span text:style-name="T14"> </text:span><text:span text:style-name="T18">}}</text:span><text:span text:style-name="T20">&lt;/</text:span><text:span text:style-name="T1">p</text:span><text:span text:style-name="T20">&gt;</text:span></text:p>
      <text:p text:style-name="P6"><text:span text:style-name="T7"><text:s text:c="16"/></text:span><text:span text:style-name="T20">&lt;</text:span><text:span text:style-name="T1">p</text:span><text:span text:style-name="T20">&gt;</text:span><text:span text:style-name="T7">Tags: </text:span><text:span text:style-name="T20">&lt;</text:span><text:span text:style-name="T1">span</text:span> <text:span text:style-name="T9">class</text:span><text:span text:style-name="T7">=</text:span><text:span text:style-name="T21">"highlight"</text:span><text:span text:style-name="T20">&gt;</text:span><text:span text:style-name="T18">{{</text:span><text:span text:style-name="T14"> </text:span><text:span text:style-name="T7">blog</text:span><text:span text:style-name="T22">.</text:span><text:span text:style-name="T7">tags</text:span><text:span text:style-name="T14"> </text:span><text:span text:style-name="T18">}}</text:span><text:span text:style-name="T20">&lt;/</text:span><text:span text:style-name="T1">span</text:span><text:span text:style-name="T20">&gt;&lt;/</text:span><text:span text:style-name="T1">p</text:span><text:span text:style-name="T20">&gt;</text:span></text:p>
      <text:p text:style-name="P6"><text:span text:style-name="T7"><text:s text:c="12"/></text:span><text:span text:style-name="T20">&lt;/</text:span><text:span text:style-name="T1">footer</text:span><text:span text:style-name="T20">&gt;</text:span></text:p>
      <text:p text:style-name="P6"><text:span text:style-name="T7"><text:s text:c="8"/></text:span><text:span text:style-name="T20">&lt;/</text:span><text:span text:style-name="T1">article</text:span><text:span text:style-name="T20">&gt;</text:span></text:p>
      <text:p text:style-name="P6"><text:span text:style-name="T7"><text:s text:c="4"/></text:span><text:span text:style-name="T18">{%</text:span><text:span text:style-name="T14"> else </text:span><text:span text:style-name="T18">%}</text:span></text:p>
      <text:p text:style-name="P6"><text:span text:style-name="T7"><text:s text:c="8"/></text:span><text:span text:style-name="T20">&lt;</text:span><text:span text:style-name="T1">p</text:span><text:span text:style-name="T20">&gt;</text:span><text:span text:style-name="T7">There are no blog entries for symblog</text:span><text:span text:style-name="T20">&lt;/</text:span><text:span text:style-name="T1">p</text:span><text:span text:style-name="T20">&gt;</text:span></text:p>
      <text:p text:style-name="P6"><text:span text:style-name="T7"><text:s text:c="4"/></text:span><text:span text:style-name="T18">{%</text:span><text:span text:style-name="T14"> endfor </text:span><text:span text:style-name="T18">%}</text:span></text:p>
      <text:p text:style-name="P7"><text:span text:style-name="T19">{%</text:span><text:span text:style-name="T15"> endblock </text:span><text:span text:style-name="T19">%}</text:span></text:p>
      <text:p text:style-name="P1"/>
      <text:p text:style-name="P1"/>
      <text:p text:style-name="P2">Wyświetlanie pojedyczego artykułu:</text:p>
      <text:p text:style-name="P1"/>
      <text:p text:style-name="P1">1. Modyfikujemy routing</text:p>
      <text:p text:style-name="P1"/>
      <text:p text:style-name="P1">symblog\src\Blogger\BlogBundle\Resources\config\routing\blog.yml</text:p>
      <text:p text:style-name="P1"/>
      <text:p text:style-name="P4">#blogger_blog_show:</text:p>
      <text:p text:style-name="P8"># <text:s text:c="3"/>pattern: <text:s/>/{id}/show</text:p>
      <text:p text:style-name="P8"># <text:s text:c="3"/>defaults: { _controller: "BloggerBlogBundle:Blog:show" }</text:p>
      <text:p text:style-name="P6"/>
      <text:p text:style-name="P12">blogger_blog_show:</text:p>
      <text:p text:style-name="P12"><text:s text:c="4"/>pattern: <text:s/>/{id}</text:p>
      <text:p text:style-name="P12"><text:s text:c="4"/>defaults: { _controller: BloggerBlogBundle:Blog:show }</text:p>
      <text:p text:style-name="P12"><text:s text:c="4"/>requirements:</text:p>
      <text:p text:style-name="P12"><text:s text:c="8"/>_method: <text:s/>GET</text:p>
      <text:p text:style-name="P12"><text:s text:c="8"/>id: \d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Modyfikujemy kontroler:</text:p>
      <text:p text:style-name="P1"/>
      <text:p text:style-name="P1">symblog\src\Blogger\BlogBundle\Controller\BlogController.php</text:p>
      <text:p text:style-name="P1"/>
      <text:p text:style-name="P4">&lt;?php</text:p>
      <text:p text:style-name="P10">namespace Blogger\BlogBundle\Controller;</text:p>
      <text:p text:style-name="P6"><text:span text:style-name="T14">use </text:span><text:span text:style-name="T7">Symfony\Component\HttpFoundation\Request;</text:span></text:p>
      <text:p text:style-name="P6"><text:span text:style-name="T14">use </text:span><text:span text:style-name="T7">Symfony\Bundle\FrameworkBundle\Controller\Controller;</text:span></text:p>
      <text:p text:style-name="P6"><text:span text:style-name="T14">use </text:span><text:span text:style-name="T7">Blogger\BlogBundle\Entity\Blog;</text:span></text:p>
      <text:p text:style-name="P6"><text:span text:style-name="T14">use </text:span><text:span text:style-name="T7">Blogger\BlogBundle\Form\BlogType;</text:span></text:p>
      <text:p text:style-name="P13">/**</text:p>
      <text:p text:style-name="P13"><text:s/>* Blog controller.</text:p>
      <text:p text:style-name="P13"><text:s/>*</text:p>
      <text:p text:style-name="P13"><text:s/>*/</text:p>
      <text:p text:style-name="P6"><text:span text:style-name="T14">class </text:span><text:span text:style-name="T7">BlogController </text:span><text:span text:style-name="T14">extends </text:span><text:span text:style-name="T7">Controller</text:span></text:p>
      <text:p text:style-name="P10">{</text:p>
      <text:p text:style-name="P13">...</text:p>
      <text:p text:style-name="P6"><text:span text:style-name="T7"><text:s text:c="4"/></text:span><text:span text:style-name="T25">/**</text:span></text:p>
      <text:p text:style-name="P13"><text:s text:c="5"/>* Finds and displays a Blog entity.</text:p>
      <text:p text:style-name="P13"><text:s text:c="5"/>*</text:p>
      <text:p text:style-name="P13"><text:s text:c="5"/>*/</text:p>
      <text:p text:style-name="P6"><text:span text:style-name="T7"><text:s text:c="4"/></text:span><text:span text:style-name="T14">public function </text:span><text:span text:style-name="T7">showAction($id)</text:span></text:p>
      <text:p text:style-name="P10"><text:s text:c="4"/>{</text:p>
      <text:p text:style-name="P10"><text:s text:c="8"/>$em = $this-&gt;getDoctrine()-&gt;getManager();</text:p>
      <text:p text:style-name="P6"/>
      <text:p text:style-name="P6"><text:span text:style-name="T7"><text:s text:c="8"/>$entity = $em-&gt;getRepository(</text:span><text:span text:style-name="T16">'BloggerBlogBundle:Blog'</text:span><text:span text:style-name="T7">)-&gt;find($id);</text:span></text:p>
      <text:p text:style-name="P6"/>
      <text:p text:style-name="P6"><text:span text:style-name="T7"><text:s text:c="8"/></text:span><text:span text:style-name="T14">if </text:span><text:span text:style-name="T7">(!$entity) {</text:span></text:p>
      <text:p text:style-name="P6"><text:span text:style-name="T7"><text:s text:c="12"/></text:span><text:span text:style-name="T14">throw </text:span><text:span text:style-name="T7">$this-&gt;createNotFoundException(</text:span><text:span text:style-name="T16">'Unable to find Blog entity.'</text:span><text:span text:style-name="T7">);</text:span></text:p>
      <text:p text:style-name="P10"><text:s text:c="8"/>}</text:p>
      <text:p text:style-name="P6"/>
      <text:p text:style-name="P10"><text:s text:c="8"/>$deleteForm = $this-&gt;createDeleteForm($id);</text:p>
      <text:p text:style-name="P6"/>
      <text:p text:style-name="P6"><text:span text:style-name="T7"><text:s text:c="8"/></text:span><text:span text:style-name="T14">return </text:span><text:span text:style-name="T7">$this-&gt;render(</text:span><text:span text:style-name="T16">'BloggerBlogBundle:Blog:show.html.twig'</text:span><text:span text:style-name="T7">, </text:span><text:span text:style-name="T14">array</text:span><text:span text:style-name="T7">(</text:span></text:p>
      <text:p text:style-name="P6"><text:span text:style-name="T7"><text:s text:c="12"/></text:span><text:span text:style-name="T26">'blog'</text:span><text:span text:style-name="T16"> <text:s text:c="5"/></text:span><text:span text:style-name="T7">=&gt; $entity,</text:span></text:p>
      <text:p text:style-name="P6"><text:span text:style-name="T7"><text:s text:c="12"/></text:span><text:span text:style-name="T24">'delete_form' =&gt; $deleteForm-&gt;createView(),</text:span><text:span text:style-name="T7"> <text:s text:c="7"/>));</text:span></text:p>
      <text:p text:style-name="P10"><text:s text:c="4"/>}</text:p>
      <text:p text:style-name="P10">...</text:p>
      <text:p text:style-name="P10">}</text:p>
      <text:p text:style-name="P10"/>
      <text:p text:style-name="P18">3. Modyfikujemy template z widokiem:</text:p>
      <text:p text:style-name="P18"/>
      <text:p text:style-name="P18">{# src\Blogger\BlogBundle\Resources\views\Blog\show.html.twig #}</text:p>
      <text:p text:style-name="P1"/>
      <text:p text:style-name="P5">{# src/Blogger/BlogBundle/Resouces/views/Blog/show.html.twig #}</text:p>
      <text:p text:style-name="P6"><text:span text:style-name="T18">{%</text:span><text:span text:style-name="T14"> extends </text:span><text:span text:style-name="T16">'BloggerBlogBundle::layout.html.twig'</text:span><text:span text:style-name="T14"> </text:span><text:span text:style-name="T18">%}</text:span></text:p>
      <text:p text:style-name="P6"/>
      <text:p text:style-name="P6"><text:span text:style-name="T18">{%</text:span><text:span text:style-name="T14"> block </text:span><text:span text:style-name="T7">title</text:span><text:span text:style-name="T14"> </text:span><text:span text:style-name="T18">%}{{</text:span><text:span text:style-name="T14"> </text:span><text:span text:style-name="T7">blog</text:span><text:span text:style-name="T22">.</text:span><text:span text:style-name="T7">title</text:span><text:span text:style-name="T14"> </text:span><text:span text:style-name="T18">}}{%</text:span><text:span text:style-name="T14"> endblock </text:span><text:span text:style-name="T18">%}</text:span></text:p>
      <text:p text:style-name="P6"/>
      <text:p text:style-name="P6"><text:span text:style-name="T18">{%</text:span><text:span text:style-name="T14"> block </text:span><text:span text:style-name="T7">body</text:span><text:span text:style-name="T14"> </text:span><text:span text:style-name="T18">%}</text:span></text:p>
      <text:p text:style-name="P6"><text:span text:style-name="T7"><text:s text:c="4"/></text:span><text:span text:style-name="T20">&lt;</text:span><text:span text:style-name="T1">article</text:span> <text:span text:style-name="T9">class</text:span><text:span text:style-name="T7">=</text:span><text:span text:style-name="T21">"blog"</text:span><text:span text:style-name="T20">&gt;</text:span></text:p>
      <text:p text:style-name="P6"><text:span text:style-name="T7"><text:s text:c="8"/></text:span><text:span text:style-name="T20">&lt;</text:span><text:span text:style-name="T1">header</text:span><text:span text:style-name="T20">&gt;</text:span></text:p>
      <text:p text:style-name="P6"><text:span text:style-name="T7"><text:s text:c="12"/></text:span><text:span text:style-name="T20">&lt;</text:span><text:span text:style-name="T1">div</text:span> <text:span text:style-name="T9">class</text:span><text:span text:style-name="T7">=</text:span><text:span text:style-name="T21">"date"</text:span><text:span text:style-name="T20">&gt;&lt;</text:span><text:span text:style-name="T1">time</text:span> <text:span text:style-name="T9">datetime</text:span><text:span text:style-name="T7">=</text:span>"<text:span text:style-name="T18">{{</text:span><text:span text:style-name="T14"> </text:span><text:span text:style-name="T7">blog</text:span><text:span text:style-name="T22">.</text:span><text:span text:style-name="T7">created</text:span><text:span text:style-name="T22">|</text:span><text:span text:style-name="T7">date</text:span><text:span text:style-name="T22">(</text:span><text:span text:style-name="T16">'c'</text:span><text:span text:style-name="T22">)</text:span><text:span text:style-name="T14"> </text:span><text:span text:style-name="T18">}}</text:span>"<text:span text:style-name="T20">&gt;</text:span><text:span text:style-name="T18">{{</text:span><text:span text:style-name="T14"> </text:span><text:span text:style-name="T7">blog</text:span><text:span text:style-name="T22">.</text:span><text:span text:style-name="T7">created</text:span><text:span text:style-name="T22">|</text:span><text:span text:style-name="T7">date</text:span><text:span text:style-name="T22">(</text:span><text:span text:style-name="T16">'l, F j, Y'</text:span><text:span text:style-name="T22">)</text:span><text:span text:style-name="T14"> </text:span><text:span text:style-name="T18">}}</text:span><text:span text:style-name="T20">&lt;/</text:span><text:span text:style-name="T1">time</text:span><text:span text:style-name="T20">&gt;&lt;/</text:span><text:span text:style-name="T1">div</text:span><text:span text:style-name="T20">&gt;</text:span></text:p>
      <text:p text:style-name="P6"><text:span text:style-name="T7"><text:s text:c="12"/></text:span><text:span text:style-name="T20">&lt;</text:span><text:span text:style-name="T1">h2</text:span><text:span text:style-name="T20">&gt;</text:span><text:span text:style-name="T18">{{</text:span><text:span text:style-name="T14"> </text:span><text:span text:style-name="T7">blog</text:span><text:span text:style-name="T22">.</text:span><text:span text:style-name="T7">title</text:span><text:span text:style-name="T14"> </text:span><text:span text:style-name="T18">}}</text:span><text:span text:style-name="T20">&lt;/</text:span><text:span text:style-name="T1">h2</text:span><text:span text:style-name="T20">&gt;</text:span></text:p>
      <text:p text:style-name="P6"><text:span text:style-name="T7"><text:s text:c="8"/></text:span><text:span text:style-name="T20">&lt;/</text:span><text:span text:style-name="T1">header</text:span><text:span text:style-name="T20">&gt;</text:span></text:p>
      <text:p text:style-name="P6"><text:span text:style-name="T7"><text:s text:c="8"/></text:span><text:span text:style-name="T20">&lt;</text:span><text:span text:style-name="T1">img</text:span> <text:span text:style-name="T9">src</text:span><text:span text:style-name="T7">=</text:span>"<text:span text:style-name="T18">{{</text:span><text:span text:style-name="T14"> </text:span><text:span text:style-name="T7">asset</text:span><text:span text:style-name="T22">([</text:span><text:span text:style-name="T16">'bundles/bloggerblog/images/'</text:span><text:span text:style-name="T22">,</text:span><text:span text:style-name="T14"> </text:span><text:span text:style-name="T7">blog</text:span><text:span text:style-name="T22">.</text:span><text:span text:style-name="T7">image</text:span><text:span text:style-name="T22">]|</text:span><text:span text:style-name="T7">join</text:span><text:span text:style-name="T22">)</text:span><text:span text:style-name="T14"> </text:span><text:span text:style-name="T18">}}</text:span>" <text:span text:style-name="T9">alt</text:span><text:span text:style-name="T7">=</text:span>"<text:span text:style-name="T18">{{</text:span><text:span text:style-name="T14"> </text:span><text:span text:style-name="T7">blog</text:span><text:span text:style-name="T22">.</text:span><text:span text:style-name="T7">title</text:span><text:span text:style-name="T14"> </text:span><text:span text:style-name="T18">}}</text:span><text:span text:style-name="T21"> image not found</text:span>" <text:span text:style-name="T9">class</text:span><text:span text:style-name="T7">=</text:span><text:span text:style-name="T21">"large"</text:span> <text:span text:style-name="T20">/&gt;</text:span></text:p>
      <text:p text:style-name="P6"><text:span text:style-name="T7"><text:s text:c="8"/></text:span><text:span text:style-name="T20">&lt;</text:span><text:span text:style-name="T1">div</text:span><text:span text:style-name="T20">&gt;</text:span></text:p>
      <text:p text:style-name="P6"><text:span text:style-name="T7"><text:s text:c="12"/></text:span><text:span text:style-name="T20">&lt;</text:span><text:span text:style-name="T1">p</text:span><text:span text:style-name="T20">&gt;</text:span><text:span text:style-name="T18">{{</text:span><text:span text:style-name="T14"> </text:span><text:span text:style-name="T7">blog</text:span><text:span text:style-name="T22">.</text:span><text:span text:style-name="T7">blog</text:span><text:span text:style-name="T14"> </text:span><text:span text:style-name="T18">}}</text:span><text:span text:style-name="T20">&lt;/</text:span><text:span text:style-name="T1">p</text:span><text:span text:style-name="T20">&gt;</text:span></text:p>
      <text:p text:style-name="P6"><text:span text:style-name="T7"><text:s text:c="8"/></text:span><text:span text:style-name="T20">&lt;/</text:span><text:span text:style-name="T1">div</text:span><text:span text:style-name="T20">&gt;</text:span></text:p>
      <text:p text:style-name="P6"><text:span text:style-name="T7"><text:s text:c="4"/></text:span><text:span text:style-name="T20">&lt;/</text:span><text:span text:style-name="T1">article</text:span><text:span text:style-name="T20">&gt;</text:span></text:p>
      <text:p text:style-name="P7"><text:span text:style-name="T19">{%</text:span><text:span text:style-name="T15"> endblock </text:span><text:span text:style-name="T19">%}</text:span></text:p>
      <text:p text:style-name="P1"/>
      <text:p text:style-name="P1"><text:soft-page-break/>4. Opcjonalnie do usunięcia:</text:p>
      <text:p text:style-name="P1"/>
      <text:p text:style-name="P11">Blogger/BlogBundle/Controller/<text:span text:style-name="T27">BlogController.php </text:span><text:span text:style-name="T28">– możemy usunąć zbędne metody z kontrolera:</text:span></text:p>
      <text:list xml:id="list32544923" text:style-name="L1">
        <text:list-item>
          <text:p text:style-name="P22">indexAction()</text:p>
        </text:list-item>
        <text:list-item>
          <text:p text:style-name="P22">newAction()</text:p>
        </text:list-item>
        <text:list-item>
          <text:p text:style-name="P22">createAction(Request $request)</text:p>
        </text:list-item>
        <text:list-item>
          <text:p text:style-name="P22">editAction($id)</text:p>
        </text:list-item>
        <text:list-item>
          <text:p text:style-name="P22">updateAction(Request $request, $id)</text:p>
        </text:list-item>
        <text:list-item>
          <text:p text:style-name="P22">deleteAction(Request $request, $id)</text:p>
        </text:list-item>
        <text:list-item>
          <text:p text:style-name="P22">createDeleteForm($id)</text:p>
        </text:list-item>
      </text:list>
      <text:p text:style-name="P11"/>
      <text:p text:style-name="P11">Blogger/BlogBundle/Resources/config/<text:span text:style-name="T27">routing/blog.yml </text:span><text:span text:style-name="T28">– możemy usunąć zbędny routing:</text:span></text:p>
      <text:p text:style-name="P11"/>
      <text:p text:style-name="P8">blogger_blog:</text:p>
      <text:p text:style-name="P8"><text:s text:c="4"/>pattern: <text:s/>/</text:p>
      <text:p text:style-name="P8"><text:s text:c="4"/>defaults: { _controller: "BloggerBlogBundle:Blog:index" }</text:p>
      <text:p text:style-name="P6"/>
      <text:p text:style-name="P8">blogger_blog_new:</text:p>
      <text:p text:style-name="P8"><text:s text:c="4"/>pattern: <text:s/>/new</text:p>
      <text:p text:style-name="P8"><text:s text:c="4"/>defaults: { _controller: "BloggerBlogBundle:Blog:new" }</text:p>
      <text:p text:style-name="P8"/>
      <text:p text:style-name="P8">blogger_blog_create:</text:p>
      <text:p text:style-name="P8"><text:s text:c="4"/>pattern: <text:s/>/create</text:p>
      <text:p text:style-name="P8"><text:s text:c="4"/>defaults: { _controller: "BloggerBlogBundle:Blog:create" }</text:p>
      <text:p text:style-name="P8"><text:s text:c="4"/>requirements: { _method: post }</text:p>
      <text:p text:style-name="P8"/>
      <text:p text:style-name="P8">blogger_blog_edit:</text:p>
      <text:p text:style-name="P8"><text:s text:c="4"/>pattern: <text:s/>/{id}/edit</text:p>
      <text:p text:style-name="P8"><text:s text:c="4"/>defaults: { _controller: "BloggerBlogBundle:Blog:edit" }</text:p>
      <text:p text:style-name="P8"/>
      <text:p text:style-name="P8">blogger_blog_update:</text:p>
      <text:p text:style-name="P8"><text:s text:c="4"/>pattern: <text:s/>/{id}/update</text:p>
      <text:p text:style-name="P8"><text:s text:c="4"/>defaults: { _controller: "BloggerBlogBundle:Blog:update" }</text:p>
      <text:p text:style-name="P8"><text:s text:c="4"/>requirements: { _method: post }</text:p>
      <text:p text:style-name="P8"/>
      <text:p text:style-name="P8">blogger_blog_delete:</text:p>
      <text:p text:style-name="P8"><text:s text:c="4"/>pattern: <text:s/>/{id}/delete</text:p>
      <text:p text:style-name="P8"><text:s text:c="4"/>defaults: { _controller: "BloggerBlogBundle:Blog:delete" }</text:p>
      <text:p text:style-name="P8"><text:s text:c="4"/>requirements: { _method: post }</text:p>
      <text:p text:style-name="P11"/>
      <text:p text:style-name="P11">Usuwamy zbędne templatki:</text:p>
      <text:p text:style-name="P11">Blogger/BlogBundle/Resources/views/<text:span text:style-name="T24">Blog/edit.html.twig – edycja zlecenia</text:span></text:p>
      <text:p text:style-name="P11">Blogger/BlogBundle/Resources/views/<text:span text:style-name="T24">Blog/index.html.twig – wyświetlanie wszystkich zleceń</text:span></text:p>
      <text:p text:style-name="P11">Blogger/BlogBundle/Resources/views/<text:span text:style-name="T24">Blog/new.html.twig – zakładanie nowego zlecenia</text:span></text:p>
      <text:p text:style-name="P11">Ens/JobeetBundle/Resources/views/<text:span text:style-name="T27">Blog/show.html.twig – pokazywanie szczegółów zlecenia</text:span></text:p>
      <text:p text:style-name="P15"/>
      <text:p text:style-name="P15"/>
      <text:p text:style-name="P20">5. Czyszczenie cache:</text:p>
      <text:p text:style-name="P20"/>
      <text:p text:style-name="P19">php app/console cache:clear --env=prod</text:p>
      <text:p text:style-name="P19">php app/console cache:clear –env=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16S</meta:editing-duration>
    <meta:editing-cycles>23</meta:editing-cycles>
    <meta:generator>OpenOffice.org/3.3$Win32 OpenOffice.org_project/330m20$Build-9567</meta:generator>
    <dc:date>2013-08-21T12:39:37.22</dc:date>
    <dc:creator>szymon idczak</dc:creator>
    <meta:document-statistic meta:table-count="0" meta:image-count="0" meta:object-count="0" meta:page-count="4" meta:paragraph-count="167" meta:word-count="560" meta:character-count="6369"/>
    <meta:user-defined meta:name="Info 1"/>
    <meta:user-defined meta:name="Info 2"/>
    <meta:user-defined meta:name="Info 3"/>
    <meta:user-defined meta:name="Info 4"/>
  </office:meta>
</office:document-meta>
</file>